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8.691cm"/>
    </style:style>
    <style:style style:name="co5" style:family="table-column">
      <style:table-column-properties fo:break-before="auto" style:column-width="6.636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1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language="en" fo:country="GB"/>
    </style:style>
    <style:style style:name="ce3" style:family="table-cell" style:parent-style-name="Default">
      <style:text-properties fo:language="en" fo:country="GB"/>
    </style:style>
    <style:style style:name="ce5" style:family="table-cell" style:parent-style-name="Default">
      <style:text-properties fo:language="en" fo:country="GB" fo:font-weight="bold" style:font-weight-asian="bold" style:font-weight-complex="bold"/>
    </style:style>
    <style:style style:name="ce6" style:family="table-cell" style:parent-style-name="Default" style:data-style-name="N108">
      <style:text-properties fo:language="en" fo:country="GB"/>
    </style:style>
    <style:style style:name="ce7" style:family="table-cell" style:parent-style-name="Default" style:data-style-name="N2">
      <style:text-properties fo:language="en" fo:country="GB"/>
    </style:style>
    <style:style style:name="ta_extref" style:family="table">
      <style:table-properties table:display="false"/>
    </style:style>
  </office:automatic-styles>
  <office:body>
    <office:spreadsheet>
      <table:table table:name="Parts" table:style-name="ta1" table:print="false">
        <table:table-column table:style-name="co1" table:default-cell-style-name="ce2"/>
        <table:table-column table:style-name="co4" table:default-cell-style-name="ce3"/>
        <table:table-column table:style-name="co5" table:default-cell-style-name="ce3"/>
        <table:table-column table:style-name="co8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9" table:default-cell-style-name="ce3"/>
        <table:table-column table:style-name="co1" table:number-columns-repeated="1015" table:default-cell-style-name="ce3"/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Description</text:p>
          </table:table-cell>
          <table:table-cell table:style-name="ce5" office:value-type="string">
            <text:p>Model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Units per set</text:p>
          </table:table-cell>
          <table:table-cell table:style-name="ce5" office:value-type="string">
            <text:p>Price per set (tax-free)</text:p>
          </table:table-cell>
          <table:table-cell table:style-name="ce5" office:value-type="string">
            <text:p>Number of set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URL</text:p>
          </table:table-cell>
          <table:table-cell table:style-name="ce5" office:value-type="string">
            <text:p>Note</text:p>
          </table:table-cell>
          <table:table-cell table:style-name="ce5"/>
          <table:table-cell table:number-columns-repeated="1013"/>
        </table:table-row>
        <table:table-row table:style-name="ro2">
          <table:table-cell/>
          <table:table-cell office:value-type="string">
            <text:p>Processing unit</text:p>
          </table:table-cell>
          <table:table-cell office:value-type="string">
            <text:p>Raspberry Pi 3 model B</text:p>
          </table:table-cell>
          <table:table-cell table:number-columns-repeated="2" office:value-type="float" office:value="1">
            <text:p>1</text:p>
          </table:table-cell>
          <table:table-cell office:value-type="float" office:value="31.41">
            <text:p>31,410</text:p>
          </table:table-cell>
          <table:table-cell table:formula="of:=CEILING([.D3]/MAX([.E3];1);1)" office:value-type="float" office:value="1">
            <text:p>1</text:p>
          </table:table-cell>
          <table:table-cell table:formula="of:=[.G3]*[.F3]" office:value-type="float" office:value="31.41">
            <text:p>31,41</text:p>
          </table:table-cell>
          <table:table-cell office:value-type="string">
            <text:p><text:a xlink:href="http://fr.farnell.com/raspberry-pi/raspberrypi3-modb-1gb/sbc-raspberry-pi-3-mod-b-1gb-ram/dp/2525225">http://fr.farnell.com/raspberry-pi/raspberrypi3-modb-1gb/sbc-raspberry-pi-3-mod-b-1gb-ram/dp/252522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diator for Pi 3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3.9">
            <text:p>3,900</text:p>
          </table:table-cell>
          <table:table-cell table:formula="of:=CEILING([.D4]/MAX([.E4];1);1)" office:value-type="float" office:value="1">
            <text:p>1</text:p>
          </table:table-cell>
          <table:table-cell table:formula="of:=[.G4]*[.F4]" office:value-type="float" office:value="3.9">
            <text:p>3,90</text:p>
          </table:table-cell>
          <table:table-cell office:value-type="string">
            <text:p><text:a xlink:href="http://www.gotronic.fr/art-radiateurs-pour-raspberry-19847.htm">http://www.gotronic.fr/art-radiateurs-pour-raspberry-1984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Sound interface</text:p>
          </table:table-cell>
          <table:table-cell office:value-type="string">
            <text:p>PreSonus Audiobox USB</text:p>
          </table:table-cell>
          <table:table-cell table:number-columns-repeated="2" office:value-type="float" office:value="1">
            <text:p>1</text:p>
          </table:table-cell>
          <table:table-cell table:formula="of:=85/1.2" office:value-type="float" office:value="70.8333333333333">
            <text:p>70,833</text:p>
          </table:table-cell>
          <table:table-cell table:formula="of:=CEILING([.D5]/MAX([.E5];1);1)" office:value-type="float" office:value="1">
            <text:p>1</text:p>
          </table:table-cell>
          <table:table-cell table:formula="of:=[.G5]*[.F5]" office:value-type="float" office:value="70.8333333333333">
            <text:p>70,83</text:p>
          </table:table-cell>
          <table:table-cell office:value-type="string">
            <text:p><text:a xlink:href="http://www.thomann.de/fr/presonus_audiobox_usb.htm">http://www.thomann.de/fr/presonus_audiobox_usb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V DC 2.5A power supply</text:p>
          </table:table-cell>
          <table:table-cell office:value-type="string">
            <text:p>Stontronics T6090DV</text:p>
          </table:table-cell>
          <table:table-cell table:number-columns-repeated="2" office:value-type="float" office:value="1">
            <text:p>1</text:p>
          </table:table-cell>
          <table:table-cell office:value-type="float" office:value="6.91">
            <text:p>6,910</text:p>
          </table:table-cell>
          <table:table-cell table:formula="of:=CEILING([.D6]/MAX([.E6];1);1)" office:value-type="float" office:value="1">
            <text:p>1</text:p>
          </table:table-cell>
          <table:table-cell table:formula="of:=[.G6]*[.F6]" office:value-type="float" office:value="6.91">
            <text:p>6,91</text:p>
          </table:table-cell>
          <table:table-cell office:value-type="string">
            <text:p><text:a xlink:href="http://fr.farnell.com/stontronics/t6090dv/psu-raspberry-pi-5v-2-5a-uk-euro/dp/2520786">http://fr.farnell.com/stontronics/t6090dv/psu-raspberry-pi-5v-2-5a-uk-euro/dp/2520786</text:a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5V DC 450mA cheap mobile charger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,000</text:p>
          </table:table-cell>
          <table:table-cell table:formula="of:=CEILING([.D7]/MAX([.E7];1);1)" office:value-type="float" office:value="1">
            <text:p>1</text:p>
          </table:table-cell>
          <table:table-cell table:formula="of:=[.G7]*[.F7]" office:value-type="float" office:value="0">
            <text:p>0,00</text:p>
          </table:table-cell>
          <table:table-cell office:value-type="string">
            <text:p>Second hand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icro-SD card + NOOBS</text:p>
          </table:table-cell>
          <table:table-cell office:value-type="string">
            <text:p>Transcend TSRASPI10-16G</text:p>
          </table:table-cell>
          <table:table-cell table:number-columns-repeated="2" office:value-type="float" office:value="1">
            <text:p>1</text:p>
          </table:table-cell>
          <table:table-cell office:value-type="float" office:value="8.89">
            <text:p>8,890</text:p>
          </table:table-cell>
          <table:table-cell table:formula="of:=CEILING([.D8]/MAX([.E8];1);1)" office:value-type="float" office:value="1">
            <text:p>1</text:p>
          </table:table-cell>
          <table:table-cell table:formula="of:=[.G8]*[.F8]" office:value-type="float" office:value="8.89">
            <text:p>8,89</text:p>
          </table:table-cell>
          <table:table-cell office:value-type="string">
            <text:p><text:a xlink:href="http://fr.farnell.com/transcend/tsraspi10-16g/16gb-microsd-card-preloaded-with/dp/2521753">http://fr.farnell.com/transcend/tsraspi10-16g/16gb-microsd-card-preloaded-with/dp/2521753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string">
            <text:p>Yamaha FC-7</text:p>
          </table:table-cell>
          <table:table-cell table:number-columns-repeated="2" office:value-type="float" office:value="1">
            <text:p>1</text:p>
          </table:table-cell>
          <table:table-cell table:formula="of:=59/1.2" office:value-type="float" office:value="49.1666666666667">
            <text:p>49,167</text:p>
          </table:table-cell>
          <table:table-cell table:formula="of:=CEILING([.D9]/MAX([.E9];1);1)" office:value-type="float" office:value="1">
            <text:p>1</text:p>
          </table:table-cell>
          <table:table-cell table:formula="of:=[.G9]*[.F9]" office:value-type="float" office:value="49.1666666666667">
            <text:p>49,17</text:p>
          </table:table-cell>
          <table:table-cell office:value-type="string">
            <text:p><text:a xlink:href="http://www.thomann.de/fr/yamaha_fc7.htm">http://www.thomann.de/fr/yamaha_fc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Display 128×64</text:p>
          </table:table-cell>
          <table:table-cell office:value-type="string">
            <text:p>LCD12864DFR (Digole 12864ZW)</text:p>
          </table:table-cell>
          <table:table-cell table:number-columns-repeated="2" office:value-type="float" office:value="1">
            <text:p>1</text:p>
          </table:table-cell>
          <table:table-cell table:formula="of:=21.9/1.2" office:value-type="float" office:value="18.25">
            <text:p>18,250</text:p>
          </table:table-cell>
          <table:table-cell table:formula="of:=CEILING([.D10]/MAX([.E10];1);1)" office:value-type="float" office:value="1">
            <text:p>1</text:p>
          </table:table-cell>
          <table:table-cell table:formula="of:=[.G10]*[.F10]" office:value-type="float" office:value="18.25">
            <text:p>18,25</text:p>
          </table:table-cell>
          <table:table-cell office:value-type="string">
            <text:p><text:a xlink:href="http://www.gotronic.fr/art-module-graphique-lcd12864dfr-19395.htm">http://www.gotronic.fr/art-module-graphique-lcd12864dfr-1939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rototyping board 100×160mm²</text:p>
          </table:table-cell>
          <table:table-cell office:value-type="string">
            <text:p>Roth Elektronik RE210-S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66">
            <text:p>5,660</text:p>
          </table:table-cell>
          <table:table-cell table:formula="of:=CEILING([.D11]/MAX([.E11];1);1)" office:value-type="float" office:value="2">
            <text:p>2</text:p>
          </table:table-cell>
          <table:table-cell table:formula="of:=[.G11]*[.F11]" office:value-type="float" office:value="11.32">
            <text:p>11,32</text:p>
          </table:table-cell>
          <table:table-cell office:value-type="string">
            <text:p><text:a xlink:href="https://fr.farnell.com/roth-elektronik/re210-s1/carte-prototypage-re210-s1/dp/1221149">https://fr.farnell.com/roth-elektronik/re210-s1/carte-prototypage-re210-s1/dp/1221149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ack, 0.2mm² (1m)</text:p>
          </table:table-cell>
          <table:table-cell office:value-type="string">
            <text:p>FC25N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2]/MAX([.E12];1);1)" office:value-type="float" office:value="36">
            <text:p>36</text:p>
          </table:table-cell>
          <table:table-cell table:formula="of:=[.G12]*[.F12]" office:value-type="float" office:value="6">
            <text:p>6,00</text:p>
          </table:table-cell>
          <table:table-cell office:value-type="string">
            <text:p><text:a xlink:href="http://www.gotronic.fr/art-fil-de-cablage-fc25n-5076.htm">http://www.gotronic.fr/art-fil-de-cablage-fc25n-5076.htm</text:a></text:p>
          </table:table-cell>
          <table:table-cell office:value-type="string">
            <text:p>Total wire length: 36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oft, insulated, grey, 0.2mm² (1m)</text:p>
          </table:table-cell>
          <table:table-cell office:value-type="string">
            <text:p>FC25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3]/MAX([.E13];1);1)" office:value-type="float" office:value="0">
            <text:p>0</text:p>
          </table:table-cell>
          <table:table-cell table:formula="of:=[.G13]*[.F13]" office:value-type="float" office:value="0">
            <text:p>0,00</text:p>
          </table:table-cell>
          <table:table-cell office:value-type="string">
            <text:p><text:a xlink:href="http://www.gotronic.fr/art-fil-de-cablage-fc25g-5077.htm">http://www.gotronic.fr/art-fil-de-cablage-fc25g-507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rown, 0.2mm² (1m)</text:p>
          </table:table-cell>
          <table:table-cell office:value-type="string">
            <text:p>FC25G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4]/MAX([.E14];1);1)" office:value-type="float" office:value="0">
            <text:p>0</text:p>
          </table:table-cell>
          <table:table-cell table:formula="of:=[.G14]*[.F14]" office:value-type="float" office:value="0">
            <text:p>0,00</text:p>
          </table:table-cell>
          <table:table-cell office:value-type="string">
            <text:p><text:a xlink:href="http://www.gotronic.fr/art-fil-de-cablage-fc25br-5078.htm">http://www.gotronic.fr/art-fil-de-cablage-fc25br-507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violet, 0.2mm² (1m)</text:p>
          </table:table-cell>
          <table:table-cell office:value-type="string">
            <text:p>FC25V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5]/MAX([.E15];1);1)" office:value-type="float" office:value="0">
            <text:p>0</text:p>
          </table:table-cell>
          <table:table-cell table:formula="of:=[.G15]*[.F15]" office:value-type="float" office:value="0">
            <text:p>0,00</text:p>
          </table:table-cell>
          <table:table-cell office:value-type="string">
            <text:p><text:a xlink:href="http://www.gotronic.fr/art-fil-de-cablage-fc25vi-5079.htm">http://www.gotronic.fr/art-fil-de-cablage-fc25vi-50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ue, 0.2mm² (1m)</text:p>
          </table:table-cell>
          <table:table-cell office:value-type="string">
            <text:p>FC25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6]/MAX([.E16];1);1)" office:value-type="float" office:value="0">
            <text:p>0</text:p>
          </table:table-cell>
          <table:table-cell table:formula="of:=[.G16]*[.F16]" office:value-type="float" office:value="0">
            <text:p>0,00</text:p>
          </table:table-cell>
          <table:table-cell office:value-type="string">
            <text:p><text:a xlink:href="http://www.gotronic.fr/art-fil-de-cablage-fc25b-5080.htm">http://www.gotronic.fr/art-fil-de-cablage-fc25b-50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green, 0.2mm² (1m)</text:p>
          </table:table-cell>
          <table:table-cell office:value-type="string">
            <text:p>FC25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7]/MAX([.E17];1);1)" office:value-type="float" office:value="0">
            <text:p>0</text:p>
          </table:table-cell>
          <table:table-cell table:formula="of:=[.G17]*[.F17]" office:value-type="float" office:value="0">
            <text:p>0,00</text:p>
          </table:table-cell>
          <table:table-cell office:value-type="string">
            <text:p><text:a xlink:href="http://www.gotronic.fr/art-fil-de-cablage-fc25v-5081.htm">http://www.gotronic.fr/art-fil-de-cablage-fc25v-508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red, 0.2mm² (1m)</text:p>
          </table:table-cell>
          <table:table-cell office:value-type="string">
            <text:p>FC25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8]/MAX([.E18];1);1)" office:value-type="float" office:value="0">
            <text:p>0</text:p>
          </table:table-cell>
          <table:table-cell table:formula="of:=[.G18]*[.F18]" office:value-type="float" office:value="0">
            <text:p>0,00</text:p>
          </table:table-cell>
          <table:table-cell office:value-type="string">
            <text:p><text:a xlink:href="http://www.gotronic.fr/art-fil-de-cablage-fc25r-5082.htm">http://www.gotronic.fr/art-fil-de-cablage-fc25r-508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orange, 0.2mm² (1m)</text:p>
          </table:table-cell>
          <table:table-cell office:value-type="string">
            <text:p>FC25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9]/MAX([.E19];1);1)" office:value-type="float" office:value="0">
            <text:p>0</text:p>
          </table:table-cell>
          <table:table-cell table:formula="of:=[.G19]*[.F19]" office:value-type="float" office:value="0">
            <text:p>0,00</text:p>
          </table:table-cell>
          <table:table-cell office:value-type="string">
            <text:p><text:a xlink:href="http://www.gotronic.fr/art-fil-de-cablage-fc25o-5083.htm">http://www.gotronic.fr/art-fil-de-cablage-fc25o-5083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yellow, 0.2mm² (1m)</text:p>
          </table:table-cell>
          <table:table-cell office:value-type="string">
            <text:p>FC25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20]/MAX([.E20];1);1)" office:value-type="float" office:value="0">
            <text:p>0</text:p>
          </table:table-cell>
          <table:table-cell table:formula="of:=[.G20]*[.F20]" office:value-type="float" office:value="0">
            <text:p>0,00</text:p>
          </table:table-cell>
          <table:table-cell office:value-type="string">
            <text:p><text:a xlink:href="http://www.gotronic.fr/art-fil-de-cablage-fc25j-5084.htm">http://www.gotronic.fr/art-fil-de-cablage-fc25j-5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white, 0.2mm² (1m)</text:p>
          </table:table-cell>
          <table:table-cell office:value-type="string">
            <text:p>FC25B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21]/MAX([.E21];1);1)" office:value-type="float" office:value="0">
            <text:p>0</text:p>
          </table:table-cell>
          <table:table-cell table:formula="of:=[.G21]*[.F21]" office:value-type="float" office:value="0">
            <text:p>0,00</text:p>
          </table:table-cell>
          <table:table-cell office:value-type="string">
            <text:p><text:a xlink:href="http://www.gotronic.fr/art-fil-de-cablage-fc25bl-5085.htm">http://www.gotronic.fr/art-fil-de-cablage-fc25bl-508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ingle conductor, insulated, 0.2mm², multicolour set (total 60m)</text:p>
          </table:table-cell>
          <table:table-cell office:value-type="string">
            <text:p>FCR60</text:p>
          </table:table-cell>
          <table:table-cell table:number-columns-repeated="2" office:value-type="float" office:value="1">
            <text:p>1</text:p>
          </table:table-cell>
          <table:table-cell table:formula="of:=10.9/1.2" office:value-type="float" office:value="9.08333333333333">
            <text:p>9,083</text:p>
          </table:table-cell>
          <table:table-cell table:formula="of:=CEILING([.D22]/MAX([.E22];1);1)" office:value-type="float" office:value="1">
            <text:p>1</text:p>
          </table:table-cell>
          <table:table-cell table:formula="of:=[.G22]*[.F22]" office:value-type="float" office:value="9.08333333333333">
            <text:p>9,08</text:p>
          </table:table-cell>
          <table:table-cell office:value-type="string">
            <text:p><text:a xlink:href="http://www.gotronic.fr/art-assortiment-fcr60-5212.htm">http://www.gotronic.fr/art-assortiment-fcr60-5212.htm</text:a></text:p>
          </table:table-cell>
          <table:table-cell office:value-type="string">
            <text:p>Optional. We could use the soft wires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ingle conductor, 0.2mm², 138m</text:p>
          </table:table-cell>
          <table:table-cell office:value-type="string">
            <text:p>Pro Power TCW25 250G</text:p>
          </table:table-cell>
          <table:table-cell table:number-columns-repeated="2" office:value-type="float" office:value="1">
            <text:p>1</text:p>
          </table:table-cell>
          <table:table-cell office:value-type="float" office:value="12.35">
            <text:p>12,350</text:p>
          </table:table-cell>
          <table:table-cell table:formula="of:=CEILING([.D23]/MAX([.E23];1);1)" office:value-type="float" office:value="1">
            <text:p>1</text:p>
          </table:table-cell>
          <table:table-cell table:formula="of:=[.G23]*[.F23]" office:value-type="float" office:value="12.35">
            <text:p>12,35</text:p>
          </table:table-cell>
          <table:table-cell office:value-type="string">
            <text:p><text:a xlink:href="http://fr.farnell.com/pro-power/tcw25-250g/fil-de-cuivre-etame-tcw-25swg/dp/1230990">http://fr.farnell.com/pro-power/tcw25-250g/fil-de-cuivre-etame-tcw-25swg/dp/1230990</text:a></text:p>
          </table:table-cell>
          <table:table-cell office:value-type="string">
            <text:p>Actually required: 5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udio cable, mono (2m)</text:p>
          </table:table-cell>
          <table:table-cell office:value-type="string">
            <text:p>Sommer Cable The Spirit LL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.6/1.2" office:value-type="float" office:value="2.16666666666667">
            <text:p>2,167</text:p>
          </table:table-cell>
          <table:table-cell table:formula="of:=CEILING([.D24]/MAX([.E24];1);1)" office:value-type="float" office:value="2">
            <text:p>2</text:p>
          </table:table-cell>
          <table:table-cell table:formula="of:=[.G24]*[.F24]" office:value-type="float" office:value="4.33333333333333">
            <text:p>4,33</text:p>
          </table:table-cell>
          <table:table-cell office:value-type="string">
            <text:p><text:a xlink:href="http://www.thomann.de/fr/sommer_cable_the_spirit_llx.htm">http://www.thomann.de/fr/sommer_cable_the_spirit_ll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udio cable, balanced (2m)</text:p>
          </table:table-cell>
          <table:table-cell office:value-type="string">
            <text:p>Sommer Cable Galileo 238 / SW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.6/1.2" office:value-type="float" office:value="2.16666666666667">
            <text:p>2,167</text:p>
          </table:table-cell>
          <table:table-cell table:formula="of:=CEILING([.D25]/MAX([.E25];1);1)" office:value-type="float" office:value="2">
            <text:p>2</text:p>
          </table:table-cell>
          <table:table-cell table:formula="of:=[.G25]*[.F25]" office:value-type="float" office:value="4.33333333333333">
            <text:p>4,33</text:p>
          </table:table-cell>
          <table:table-cell office:value-type="string">
            <text:p><text:a xlink:href="https://www.thomann.de/fr/sommer_cable_galileo_238sw.htm">https://www.thomann.de/fr/sommer_cable_galileo_238sw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stereo, 6.35mm</text:p>
          </table:table-cell>
          <table:table-cell office:value-type="string">
            <text:p>Neutrik NYS2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0</text:p>
          </table:table-cell>
          <table:table-cell table:formula="of:=CEILING([.D26]/MAX([.E26];1);1)" office:value-type="float" office:value="6">
            <text:p>6</text:p>
          </table:table-cell>
          <table:table-cell table:formula="of:=[.G26]*[.F26]" office:value-type="float" office:value="20.94">
            <text:p>20,94</text:p>
          </table:table-cell>
          <table:table-cell office:value-type="string">
            <text:p><text:a xlink:href="http://fr.farnell.com/neutrik/nys230/embase-jack-panneau-6-35mm-stereo/dp/4632667">http://fr.farnell.com/neutrik/nys230/embase-jack-panneau-6-35mm-stereo/dp/463266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stereo, 6.36mm</text:p>
          </table:table-cell>
          <table:table-cell office:value-type="string">
            <text:p>Neutrik NP3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3.29/1.2" office:value-type="float" office:value="2.74166666666667">
            <text:p>2,742</text:p>
          </table:table-cell>
          <table:table-cell table:formula="of:=CEILING([.D27]/MAX([.E27];1);1)" office:value-type="float" office:value="3">
            <text:p>3</text:p>
          </table:table-cell>
          <table:table-cell table:formula="of:=[.G27]*[.F27]" office:value-type="float" office:value="8.225">
            <text:p>8,23</text:p>
          </table:table-cell>
          <table:table-cell office:value-type="string">
            <text:p><text:a xlink:href="http://www.thomann.de/fr/neutriknp_3_x.htm">http://www.thomann.de/fr/neutriknp_3_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mono, 6.35mm</text:p>
          </table:table-cell>
          <table:table-cell office:value-type="string">
            <text:p>Neutrik NYS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">
            <text:p>2,900</text:p>
          </table:table-cell>
          <table:table-cell table:formula="of:=CEILING([.D28]/MAX([.E28];1);1)" office:value-type="float" office:value="2">
            <text:p>2</text:p>
          </table:table-cell>
          <table:table-cell table:formula="of:=[.G28]*[.F28]" office:value-type="float" office:value="5.8">
            <text:p>5,80</text:p>
          </table:table-cell>
          <table:table-cell office:value-type="string">
            <text:p><text:a xlink:href="http://fr.farnell.com/neutrik/nys229/embase-jack-panneau-6-35mm-mono/dp/4632655">http://fr.farnell.com/neutrik/nys229/embase-jack-panneau-6-35mm-mono/dp/463265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mono, 6.35mm</text:p>
          </table:table-cell>
          <table:table-cell office:value-type="string">
            <text:p>Neutrik NP2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6">
            <text:p>3,060</text:p>
          </table:table-cell>
          <table:table-cell table:formula="of:=CEILING([.D29]/MAX([.E29];1);1)" office:value-type="float" office:value="2">
            <text:p>2</text:p>
          </table:table-cell>
          <table:table-cell table:formula="of:=[.G29]*[.F29]" office:value-type="float" office:value="6.12">
            <text:p>6,12</text:p>
          </table:table-cell>
          <table:table-cell office:value-type="string">
            <text:p><text:a xlink:href="http://fr.farnell.com/neutrik/np2x/fiche-male-6-35mm-2p/dp/8314535">http://fr.farnell.com/neutrik/np2x/fiche-male-6-35mm-2p/dp/831453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type A male port with right angle</text:p>
          </table:table-cell>
          <table:table-cell office:value-type="string">
            <text:p>Lumberg 2410 07</text:p>
          </table:table-cell>
          <table:table-cell table:number-columns-repeated="2" office:value-type="float" office:value="1">
            <text:p>1</text:p>
          </table:table-cell>
          <table:table-cell office:value-type="float" office:value="1.78">
            <text:p>1,780</text:p>
          </table:table-cell>
          <table:table-cell table:formula="of:=CEILING([.D30]/MAX([.E30];1);1)" office:value-type="float" office:value="1">
            <text:p>1</text:p>
          </table:table-cell>
          <table:table-cell table:formula="of:=[.G30]*[.F30]" office:value-type="float" office:value="1.78">
            <text:p>1,78</text:p>
          </table:table-cell>
          <table:table-cell office:value-type="string">
            <text:p><text:a xlink:href="http://fr.farnell.com/lumberg/2410-07/fiche-usb-2-0-type-a-angle-droit/dp/1308875">http://fr.farnell.com/lumberg/2410-07/fiche-usb-2-0-type-a-angle-droit/dp/13088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type B female socket</text:p>
          </table:table-cell>
          <table:table-cell office:value-type="string">
            <text:p>Multicomp MC32597</text:p>
          </table:table-cell>
          <table:table-cell table:number-columns-repeated="2" office:value-type="float" office:value="1">
            <text:p>1</text:p>
          </table:table-cell>
          <table:table-cell office:value-type="float" office:value="0.659">
            <text:p>0,659</text:p>
          </table:table-cell>
          <table:table-cell table:formula="of:=CEILING([.D31]/MAX([.E31];1);1)" office:value-type="float" office:value="1">
            <text:p>1</text:p>
          </table:table-cell>
          <table:table-cell table:formula="of:=[.G31]*[.F31]" office:value-type="float" office:value="0.659">
            <text:p>0,66</text:p>
          </table:table-cell>
          <table:table-cell office:value-type="string">
            <text:p><text:a xlink:href="http://fr.farnell.com/multicomp/mc32597/embase-usb-2-0-type-b-traversant/dp/1696538">http://fr.farnell.com/multicomp/mc32597/embase-usb-2-0-type-b-traversant/dp/169653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type B male plug</text:p>
          </table:table-cell>
          <table:table-cell office:value-type="string">
            <text:p>Keystone Electronics 926</text:p>
          </table:table-cell>
          <table:table-cell table:number-columns-repeated="2" office:value-type="float" office:value="1">
            <text:p>1</text:p>
          </table:table-cell>
          <table:table-cell office:value-type="float" office:value="1.27">
            <text:p>1,270</text:p>
          </table:table-cell>
          <table:table-cell table:formula="of:=CEILING([.D32]/MAX([.E32];1);1)" office:value-type="float" office:value="1">
            <text:p>1</text:p>
          </table:table-cell>
          <table:table-cell table:formula="of:=[.G32]*[.F32]" office:value-type="float" office:value="1.27">
            <text:p>1,27</text:p>
          </table:table-cell>
          <table:table-cell office:value-type="string">
            <text:p><text:a xlink:href="http://www.mouser.fr/ProductDetail/Keystone-Electronics/926/">http://www.mouser.fr/ProductDetail/Keystone-Electronics/926/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footswitch</text:p>
          </table:table-cell>
          <table:table-cell office:value-type="string">
            <text:p>Toowei T601A21 ?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2.8/1.2" office:value-type="float" office:value="2.33333333333333">
            <text:p>2,333</text:p>
          </table:table-cell>
          <table:table-cell table:formula="of:=CEILING([.D33]/MAX([.E33];1);1)" office:value-type="float" office:value="12">
            <text:p>12</text:p>
          </table:table-cell>
          <table:table-cell table:formula="of:=[.G33]*[.F33]" office:value-type="float" office:value="28">
            <text:p>28,00</text:p>
          </table:table-cell>
          <table:table-cell office:value-type="string">
            <text:p><text:a xlink:href="http://www.musikding.de/1PST-momentary-footswitch-soft-short">http://www.musikding.de/1PST-momentary-footswitch-soft-short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button</text:p>
          </table:table-cell>
          <table:table-cell office:value-type="string">
            <text:p>Multicomp MCPAS6-D1-M1CES2-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1">
            <text:p>3,110</text:p>
          </table:table-cell>
          <table:table-cell table:formula="of:=CEILING([.D34]/MAX([.E34];1);1)" office:value-type="float" office:value="6">
            <text:p>6</text:p>
          </table:table-cell>
          <table:table-cell table:formula="of:=[.G34]*[.F34]" office:value-type="float" office:value="18.66">
            <text:p>18,66</text:p>
          </table:table-cell>
          <table:table-cell office:value-type="string">
            <text:p><text:a xlink:href="http://fr.farnell.com/multicomp/mcpas6-d1-m1ces2-5/commutateur-carree-noir/dp/2146917">http://fr.farnell.com/multicomp/mcpas6-d1-m1ces2-5/commutateur-carree-noir/dp/214691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otary encoder with push button</text:p>
          </table:table-cell>
          <table:table-cell office:value-type="string">
            <text:p>Bourns PEC11R-4215F-S00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.79">
            <text:p>1,790</text:p>
          </table:table-cell>
          <table:table-cell table:formula="of:=CEILING([.D35]/MAX([.E35];1);1)" office:value-type="float" office:value="7">
            <text:p>7</text:p>
          </table:table-cell>
          <table:table-cell table:formula="of:=[.G35]*[.F35]" office:value-type="float" office:value="12.53">
            <text:p>12,53</text:p>
          </table:table-cell>
          <table:table-cell office:value-type="string">
            <text:p><text:a xlink:href="http://fr.farnell.com/bourns/pec11r-4215f-s0024/codeur-increment-2canal-24impuls/dp/2474844">http://fr.farnell.com/bourns/pec11r-4215f-s0024/codeur-increment-2canal-24impuls/dp/247484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 for rotary encoders</text:p>
          </table:table-cell>
          <table:table-cell office:value-type="string">
            <text:p>Multicomp CR-BA-7C6-180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56">
            <text:p>0,556</text:p>
          </table:table-cell>
          <table:table-cell table:formula="of:=CEILING([.D36]/MAX([.E36];1);1)" office:value-type="float" office:value="7">
            <text:p>7</text:p>
          </table:table-cell>
          <table:table-cell table:formula="of:=[.G36]*[.F36]" office:value-type="float" office:value="3.892">
            <text:p>3,89</text:p>
          </table:table-cell>
          <table:table-cell office:value-type="string">
            <text:p><text:a xlink:href="http://fr.farnell.com/multicomp/cr-ba-7c6-180d/bouton-15-7mm-noir-blanc-line/dp/1441142">http://fr.farnell.com/multicomp/cr-ba-7c6-180d/bouton-15-7mm-noir-blanc-line/dp/144114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4700µF, electrolytic, 16V</text:p>
          </table:table-cell>
          <table:table-cell office:value-type="string">
            <text:p>Panasonic EEUFR1C472B</text:p>
          </table:table-cell>
          <table:table-cell table:number-columns-repeated="2" office:value-type="float" office:value="1">
            <text:p>1</text:p>
          </table:table-cell>
          <table:table-cell office:value-type="float" office:value="1.97">
            <text:p>1,970</text:p>
          </table:table-cell>
          <table:table-cell table:formula="of:=CEILING([.D37]/MAX([.E37];1);1)" office:value-type="float" office:value="1">
            <text:p>1</text:p>
          </table:table-cell>
          <table:table-cell table:formula="of:=[.G37]*[.F37]" office:value-type="float" office:value="1.97">
            <text:p>1,97</text:p>
          </table:table-cell>
          <table:table-cell office:value-type="string">
            <text:p><text:a xlink:href="http://fr.farnell.com/panasonic-electronic-components/eeufr1c472b/condensateur-elec-alu-4700uf-16v/dp/1800647">http://fr.farnell.com/panasonic-electronic-components/eeufr1c472b/condensateur-elec-alu-4700uf-16v/dp/180064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µF, ceramic</text:p>
          </table:table-cell>
          <table:table-cell office:value-type="string">
            <text:p>Multicomp MCMLR50V105KX7R</text:p>
          </table:table-cell>
          <table:table-cell table:number-columns-repeated="2" office:value-type="float" office:value="1">
            <text:p>1</text:p>
          </table:table-cell>
          <table:table-cell office:value-type="float" office:value="0.448">
            <text:p>0,448</text:p>
          </table:table-cell>
          <table:table-cell table:formula="of:=CEILING([.D38]/MAX([.E38];1);1)" office:value-type="float" office:value="1">
            <text:p>1</text:p>
          </table:table-cell>
          <table:table-cell table:formula="of:=[.G38]*[.F38]" office:value-type="float" office:value="0.448">
            <text:p>0,45</text:p>
          </table:table-cell>
          <table:table-cell office:value-type="string">
            <text:p><text:a xlink:href="http://fr.farnell.com/multicomp/mcmlr50v105kx7r/condensateur-ceramique-x7r-1uf/dp/2112947">http://fr.farnell.com/multicomp/mcmlr50v105kx7r/condensateur-ceramique-x7r-1uf/dp/211294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00nF, ceramic</text:p>
          </table:table-cell>
          <table:table-cell office:value-type="string">
            <text:p>Multicomp MC0805B104K500A2.54MM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0902">
            <text:p>0,090</text:p>
          </table:table-cell>
          <table:table-cell table:formula="of:=CEILING([.D39]/MAX([.E39];1);1)" office:value-type="float" office:value="40">
            <text:p>40</text:p>
          </table:table-cell>
          <table:table-cell table:formula="of:=[.G39]*[.F39]" office:value-type="float" office:value="3.608">
            <text:p>3,61</text:p>
          </table:table-cell>
          <table:table-cell office:value-type="string">
            <text:p><text:a xlink:href="http://fr.farnell.com/multicomp/mc0805b104k500a2-54mm/condensateur-mlcc-x7r-100nf-50v/dp/2309020">http://fr.farnell.com/multicomp/mc0805b104k500a2-54mm/condensateur-mlcc-x7r-100nf-50v/dp/2309020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00nF, film</text:p>
          </table:table-cell>
          <table:table-cell office:value-type="string">
            <text:p>MKT IRD607 LCC or MKT370 PHILIPS</text:p>
          </table:table-cell>
          <table:table-cell table:number-columns-repeated="2" office:value-type="float" office:value="1">
            <text:p>1</text:p>
          </table:table-cell>
          <table:table-cell office:value-type="float" office:value="0.13">
            <text:p>0,130</text:p>
          </table:table-cell>
          <table:table-cell table:formula="of:=CEILING([.D40]/MAX([.E40];1);1)" office:value-type="float" office:value="1">
            <text:p>1</text:p>
          </table:table-cell>
          <table:table-cell table:formula="of:=[.G40]*[.F40]" office:value-type="float" office:value="0.13">
            <text:p>0,13</text:p>
          </table:table-cell>
          <table:table-cell office:value-type="string">
            <text:p><text:a xlink:href="http://www.gotronic.fr/art-condensateur-lcc-100-nf-66.htm">http://www.gotronic.fr/art-condensateur-lcc-100-nf-6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1W, 2.2Ω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0.08">
            <text:p>0,080</text:p>
          </table:table-cell>
          <table:table-cell table:formula="of:=CEILING([.D41]/MAX([.E41];1);1)" office:value-type="float" office:value="1">
            <text:p>1</text:p>
          </table:table-cell>
          <table:table-cell table:formula="of:=[.G41]*[.F41]" office:value-type="float" office:value="0.08">
            <text:p>0,08</text:p>
          </table:table-cell>
          <table:table-cell office:value-type="string">
            <text:p><text:a xlink:href="http://www.gotronic.fr/art-resistance-carbone-1w-2-2-8486-2717.htm">http://www.gotronic.fr/art-resistance-carbone-1w-2-2-8486-271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39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42]/MAX([.E42];1);1)" office:value-type="float" office:value="1">
            <text:p>1</text:p>
          </table:table-cell>
          <table:table-cell table:formula="of:=[.G42]*[.F42]" office:value-type="float" office:value="0.166666666666667">
            <text:p>0,17</text:p>
          </table:table-cell>
          <table:table-cell office:value-type="string">
            <text:p><text:a xlink:href="http://www.gotronic.fr/art-10-resistances-1-4w-39-8486-2560.htm">http://www.gotronic.fr/art-10-resistances-1-4w-39-8486-256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56Ω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43]/MAX([.E43];1);1)" office:value-type="float" office:value="1">
            <text:p>1</text:p>
          </table:table-cell>
          <table:table-cell table:formula="of:=[.G43]*[.F43]" office:value-type="float" office:value="0.166666666666667">
            <text:p>0,17</text:p>
          </table:table-cell>
          <table:table-cell office:value-type="string">
            <text:p><text:a xlink:href="http://www.gotronic.fr/art-10-resistances-1-4w-56-8486-2562.htm">http://www.gotronic.fr/art-10-resistances-1-4w-56-8486-256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.5k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44]/MAX([.E44];1);1)" office:value-type="float" office:value="1">
            <text:p>1</text:p>
          </table:table-cell>
          <table:table-cell table:formula="of:=[.G44]*[.F44]" office:value-type="float" office:value="0.166666666666667">
            <text:p>0,17</text:p>
          </table:table-cell>
          <table:table-cell office:value-type="string">
            <text:p><text:a xlink:href="http://www.gotronic.fr/art-10-resistances-1-4w-1-5k-8486-2576.htm">http://www.gotronic.fr/art-10-resistances-1-4w-1-5k-8486-257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0kΩ</text:p>
          </table:table-cell>
          <table:table-cell office:value-type="string">
            <text:p>?</text:p>
          </table:table-cell>
          <table:table-cell table:formula="of:=64+4+3+1"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45]/MAX([.E45];1);1)" office:value-type="float" office:value="8">
            <text:p>8</text:p>
          </table:table-cell>
          <table:table-cell table:formula="of:=[.G45]*[.F45]" office:value-type="float" office:value="1.33333333333333">
            <text:p>1,33</text:p>
          </table:table-cell>
          <table:table-cell office:value-type="string">
            <text:p><text:a xlink:href="http://www.gotronic.fr/art-10-resistances-1-4w-10k-8486-19.htm">http://www.gotronic.fr/art-10-resistances-1-4w-10k-8486-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MΩ</text:p>
          </table:table-cell>
          <table:table-cell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46]/MAX([.E46];1);1)" office:value-type="float" office:value="1">
            <text:p>1</text:p>
          </table:table-cell>
          <table:table-cell table:formula="of:=[.G46]*[.F46]" office:value-type="float" office:value="0.166666666666667">
            <text:p>0,17</text:p>
          </table:table-cell>
          <table:table-cell office:value-type="string">
            <text:p><text:a xlink:href="http://www.gotronic.fr/art-10-resistances-1-4w-1-0m-8486-2602.htm">http://www.gotronic.fr/art-10-resistances-1-4w-1-0m-8486-26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ransistor NPN</text:p>
          </table:table-cell>
          <table:table-cell office:value-type="string">
            <text:p>BC547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25</text:p>
          </table:table-cell>
          <table:table-cell table:formula="of:=CEILING([.D47]/MAX([.E47];1);1)" office:value-type="float" office:value="3">
            <text:p>3</text:p>
          </table:table-cell>
          <table:table-cell table:formula="of:=[.G47]*[.F47]" office:value-type="float" office:value="0.375">
            <text:p>0,38</text:p>
          </table:table-cell>
          <table:table-cell office:value-type="string">
            <text:p><text:a xlink:href="http://www.gotronic.fr/art-transistor-bc547b-1336.htm">http://www.gotronic.fr/art-transistor-bc547b-133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red</text:p>
          </table:table-cell>
          <table:table-cell office:value-type="string">
            <text:p>Kingbright L-9294SUR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81">
            <text:p>0,181</text:p>
          </table:table-cell>
          <table:table-cell table:formula="of:=CEILING([.D48]/MAX([.E48];1);1)" office:value-type="float" office:value="2">
            <text:p>2</text:p>
          </table:table-cell>
          <table:table-cell table:formula="of:=[.G48]*[.F48]" office:value-type="float" office:value="0.362">
            <text:p>0,36</text:p>
          </table:table-cell>
          <table:table-cell office:value-type="string">
            <text:p><text:a xlink:href="http://fr.farnell.com/kingbright/l-9294surck/led-wide-view-130-rouge/dp/2079968">http://fr.farnell.com/kingbright/l-9294surck/led-wide-view-130-rouge/dp/207996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green</text:p>
          </table:table-cell>
          <table:table-cell office:value-type="string">
            <text:p>Kingbright L-9294CGCK</text:p>
          </table:table-cell>
          <table:table-cell table:number-columns-repeated="2" office:value-type="float" office:value="1">
            <text:p>1</text:p>
          </table:table-cell>
          <table:table-cell office:value-type="float" office:value="0.189">
            <text:p>0,189</text:p>
          </table:table-cell>
          <table:table-cell table:formula="of:=CEILING([.D49]/MAX([.E49];1);1)" office:value-type="float" office:value="1">
            <text:p>1</text:p>
          </table:table-cell>
          <table:table-cell table:formula="of:=[.G49]*[.F49]" office:value-type="float" office:value="0.189">
            <text:p>0,19</text:p>
          </table:table-cell>
          <table:table-cell office:value-type="string">
            <text:p><text:a xlink:href="http://fr.farnell.com/kingbright/l-9294cgck/led-wide-view-130-vert/dp/2079971">http://fr.farnell.com/kingbright/l-9294cgck/led-wide-view-130-vert/dp/207997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base connector, 2×20</text:p>
          </table:table-cell>
          <table:table-cell office:value-type="string">
            <text:p>HE10BD40</text:p>
          </table:table-cell>
          <table:table-cell table:number-columns-repeated="2" office:value-type="float" office:value="1">
            <text:p>1</text:p>
          </table:table-cell>
          <table:table-cell table:formula="of:=0.95/1.2" office:value-type="float" office:value="0.791666666666667">
            <text:p>0,792</text:p>
          </table:table-cell>
          <table:table-cell table:formula="of:=CEILING([.D50]/MAX([.E50];1);1)" office:value-type="float" office:value="1">
            <text:p>1</text:p>
          </table:table-cell>
          <table:table-cell table:formula="of:=[.G50]*[.F50]" office:value-type="float" office:value="0.791666666666667">
            <text:p>0,79</text:p>
          </table:table-cell>
          <table:table-cell office:value-type="string">
            <text:p><text:a xlink:href="http://www.gotronic.fr/art-connecteur-he10bd40-20084.htm">http://www.gotronic.fr/art-connecteur-he10bd40-20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ribbon cable, 2×20, 300 mm</text:p>
          </table:table-cell>
          <table:table-cell office:value-type="string">
            <text:p>Amphenol FC40300-S</text:p>
          </table:table-cell>
          <table:table-cell table:number-columns-repeated="2" office:value-type="float" office:value="1">
            <text:p>1</text:p>
          </table:table-cell>
          <table:table-cell office:value-type="float" office:value="5.19">
            <text:p>5,190</text:p>
          </table:table-cell>
          <table:table-cell table:formula="of:=CEILING([.D51]/MAX([.E51];1);1)" office:value-type="float" office:value="1">
            <text:p>1</text:p>
          </table:table-cell>
          <table:table-cell table:formula="of:=[.G51]*[.F51]" office:value-type="float" office:value="5.19">
            <text:p>5,19</text:p>
          </table:table-cell>
          <table:table-cell office:value-type="string">
            <text:p><text:a xlink:href="http://fr.farnell.com/amphenol/fc40300-s/cordon-2-54mm-f-f-s-r-300mm-40voies/dp/2217675">http://fr.farnell.com/amphenol/fc40300-s/cordon-2-54mm-f-f-s-r-300mm-40voies/dp/22176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female contact</text:p>
          </table:table-cell>
          <table:table-cell office:value-type="string">
            <text:p>NDR-T</text:p>
          </table:table-cell>
          <table:table-cell table:formula="of:=1*3+3*8+5*8+2*16" office:value-type="float" office:value="99">
            <text:p>99</text:p>
          </table:table-cell>
          <table:table-cell office:value-type="float" office:value="25">
            <text:p>25</text:p>
          </table:table-cell>
          <table:table-cell table:formula="of:=0.75/1.2" office:value-type="float" office:value="0.625">
            <text:p>0,625</text:p>
          </table:table-cell>
          <table:table-cell table:formula="of:=CEILING([.D52]/MAX([.E52];1);1)" office:value-type="float" office:value="4">
            <text:p>4</text:p>
          </table:table-cell>
          <table:table-cell table:formula="of:=[.G52]*[.F52]" office:value-type="float" office:value="2.5">
            <text:p>2,50</text:p>
          </table:table-cell>
          <table:table-cell office:value-type="string">
            <text:p><text:a xlink:href="http://www.gotronic.fr/art-25-contacts-ndr-t-22802.htm">http://www.gotronic.fr/art-25-contacts-ndr-t-228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male connectors, 2×36, breakable</text:p>
          </table:table-cell>
          <table:table-cell office:value-type="string">
            <text:p>MH200</text:p>
          </table:table-cell>
          <table:table-cell table:number-columns-repeated="2" office:value-type="float" office:value="1">
            <text:p>1</text:p>
          </table:table-cell>
          <table:table-cell table:formula="of:=0.9/1.2" office:value-type="float" office:value="0.75">
            <text:p>0,750</text:p>
          </table:table-cell>
          <table:table-cell table:formula="of:=CEILING([.D53]/MAX([.E53];1);1)" office:value-type="float" office:value="1">
            <text:p>1</text:p>
          </table:table-cell>
          <table:table-cell table:formula="of:=[.G53]*[.F53]" office:value-type="float" office:value="0.75">
            <text:p>0,75</text:p>
          </table:table-cell>
          <table:table-cell office:value-type="string">
            <text:p><text:a xlink:href="http://www.gotronic.fr/art-connecteur-he14-mh200-4459.htm">http://www.gotronic.fr/art-connecteur-he14-mh200-44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×3</text:p>
          </table:table-cell>
          <table:table-cell office:value-type="string">
            <text:p>NSR-0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0.8/1.2" office:value-type="float" office:value="0.666666666666667">
            <text:p>0,667</text:p>
          </table:table-cell>
          <table:table-cell table:formula="of:=CEILING([.D54]/MAX([.E54];1);1)" office:value-type="float" office:value="1">
            <text:p>1</text:p>
          </table:table-cell>
          <table:table-cell table:formula="of:=[.G54]*[.F54]" office:value-type="float" office:value="0.666666666666667">
            <text:p>0,67</text:p>
          </table:table-cell>
          <table:table-cell office:value-type="string">
            <text:p><text:a xlink:href="http://www.gotronic.fr/art-25-boitiers-nsr-03-22806.htm">http://www.gotronic.fr/art-25-boitiers-nsr-03-228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×8</text:p>
          </table:table-cell>
          <table:table-cell office:value-type="string">
            <text:p>Multicomp 2226A-0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327*10" office:value-type="float" office:value="3.27">
            <text:p>3,270</text:p>
          </table:table-cell>
          <table:table-cell table:formula="of:=CEILING([.D55]/MAX([.E55];1);1)" office:value-type="float" office:value="1">
            <text:p>1</text:p>
          </table:table-cell>
          <table:table-cell table:formula="of:=[.G55]*[.F55]" office:value-type="float" office:value="3.27">
            <text:p>3,27</text:p>
          </table:table-cell>
          <table:table-cell office:value-type="string">
            <text:p><text:a xlink:href="http://fr.farnell.com/multicomp/2226a-08/a-sertir-boitier-1-rangee-8-voies/dp/1593512">http://fr.farnell.com/multicomp/2226a-08/a-sertir-boitier-1-rangee-8-voies/dp/159351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×4</text:p>
          </table:table-cell>
          <table:table-cell office:value-type="string">
            <text:p>Multicomp 2226B-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0.41*10" office:value-type="float" office:value="4.1">
            <text:p>4,100</text:p>
          </table:table-cell>
          <table:table-cell table:formula="of:=CEILING([.D56]/MAX([.E56];1);1)" office:value-type="float" office:value="1">
            <text:p>1</text:p>
          </table:table-cell>
          <table:table-cell table:formula="of:=[.G56]*[.F56]" office:value-type="float" office:value="4.1">
            <text:p>4,10</text:p>
          </table:table-cell>
          <table:table-cell office:value-type="string">
            <text:p><text:a xlink:href="http://fr.farnell.com/multicomp/2226b-08/a-sertir-boitier-2-rangee-8voies/dp/1593521">http://fr.farnell.com/multicomp/2226b-08/a-sertir-boitier-2-rangee-8voies/dp/159352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×8</text:p>
          </table:table-cell>
          <table:table-cell office:value-type="string">
            <text:p>Multicomp 2226B-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193*10" office:value-type="float" office:value="1.93">
            <text:p>1,930</text:p>
          </table:table-cell>
          <table:table-cell table:formula="of:=CEILING([.D57]/MAX([.E57];1);1)" office:value-type="float" office:value="1">
            <text:p>1</text:p>
          </table:table-cell>
          <table:table-cell table:formula="of:=[.G57]*[.F57]" office:value-type="float" office:value="1.93">
            <text:p>1,93</text:p>
          </table:table-cell>
          <table:table-cell office:value-type="string">
            <text:p><text:a xlink:href="http://fr.farnell.com/multicomp/2226b-16/a-sertir-boitier-2-rangee-16voies/dp/1593525">http://fr.farnell.com/multicomp/2226b-16/a-sertir-boitier-2-rangee-16voies/dp/1593525</text:a></text:p>
          </table:table-cell>
          <table:table-cell office:value-type="string">
            <text:p>Optional. We could replace it with 2 2x4 cases.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nnector NSK254, female contact</text:p>
          </table:table-cell>
          <table:table-cell office:value-type="string">
            <text:p>NSK254-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58]/MAX([.E58];1);1)" office:value-type="float" office:value="6">
            <text:p>6</text:p>
          </table:table-cell>
          <table:table-cell table:formula="of:=[.G58]*[.F58]" office:value-type="float" office:value="1">
            <text:p>1,00</text:p>
          </table:table-cell>
          <table:table-cell office:value-type="string">
            <text:p><text:a xlink:href="http://www.gotronic.fr/art-10-contacts-nsk254-0-171.htm">http://www.gotronic.fr/art-10-contacts-nsk254-0-17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3, base</text:p>
          </table:table-cell>
          <table:table-cell office:value-type="string">
            <text:p>S00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12/1.2" office:value-type="float" office:value="0.1">
            <text:p>0,100</text:p>
          </table:table-cell>
          <table:table-cell table:formula="of:=CEILING([.D59]/MAX([.E59];1);1)" office:value-type="float" office:value="13">
            <text:p>13</text:p>
          </table:table-cell>
          <table:table-cell table:formula="of:=[.G59]*[.F59]" office:value-type="float" office:value="1.3">
            <text:p>1,30</text:p>
          </table:table-cell>
          <table:table-cell office:value-type="string">
            <text:p><text:a xlink:href="http://www.gotronic.fr/art-connecteur-s003-124.htm">http://www.gotronic.fr/art-connecteur-s003-12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3, case</text:p>
          </table:table-cell>
          <table:table-cell office:value-type="string">
            <text:p>NSK254-3B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06/1.2" office:value-type="float" office:value="0.05">
            <text:p>0,050</text:p>
          </table:table-cell>
          <table:table-cell table:formula="of:=CEILING([.D60]/MAX([.E60];1);1)" office:value-type="float" office:value="13">
            <text:p>13</text:p>
          </table:table-cell>
          <table:table-cell table:formula="of:=[.G60]*[.F60]" office:value-type="float" office:value="0.65">
            <text:p>0,65</text:p>
          </table:table-cell>
          <table:table-cell office:value-type="string">
            <text:p><text:a xlink:href="http://www.gotronic.fr/art-boitier-nsk254-3b-170.htm">http://www.gotronic.fr/art-boitier-nsk254-3b-17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4, base</text:p>
          </table:table-cell>
          <table:table-cell office:value-type="string">
            <text:p>S0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25</text:p>
          </table:table-cell>
          <table:table-cell table:formula="of:=CEILING([.D61]/MAX([.E61];1);1)" office:value-type="float" office:value="4">
            <text:p>4</text:p>
          </table:table-cell>
          <table:table-cell table:formula="of:=[.G61]*[.F61]" office:value-type="float" office:value="0.5">
            <text:p>0,50</text:p>
          </table:table-cell>
          <table:table-cell office:value-type="string">
            <text:p><text:a xlink:href="http://www.gotronic.fr/art-connecteur-s004-5858.htm">http://www.gotronic.fr/art-connecteur-s004-585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4, case</text:p>
          </table:table-cell>
          <table:table-cell office:value-type="string">
            <text:p>NSK254-4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8/1.2" office:value-type="float" office:value="0.666666666666667">
            <text:p>0,667</text:p>
          </table:table-cell>
          <table:table-cell table:formula="of:=CEILING([.D62]/MAX([.E62];1);1)" office:value-type="float" office:value="4">
            <text:p>4</text:p>
          </table:table-cell>
          <table:table-cell table:formula="of:=[.G62]*[.F62]" office:value-type="float" office:value="2.66666666666667">
            <text:p>2,67</text:p>
          </table:table-cell>
          <table:table-cell office:value-type="string">
            <text:p><text:a xlink:href="http://www.gotronic.fr/art-boitier-nsk254-4b-15398.htm">http://www.gotronic.fr/art-boitier-nsk254-4b-1539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5, base</text:p>
          </table:table-cell>
          <table:table-cell office:value-type="string">
            <text:p>S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18/1.2" office:value-type="float" office:value="0.15">
            <text:p>0,150</text:p>
          </table:table-cell>
          <table:table-cell table:formula="of:=CEILING([.D63]/MAX([.E63];1);1)" office:value-type="float" office:value="2">
            <text:p>2</text:p>
          </table:table-cell>
          <table:table-cell table:formula="of:=[.G63]*[.F63]" office:value-type="float" office:value="0.3">
            <text:p>0,30</text:p>
          </table:table-cell>
          <table:table-cell office:value-type="string">
            <text:p><text:a xlink:href="http://www.gotronic.fr/art-connecteur-s005-5859.htm">http://www.gotronic.fr/art-connecteur-s005-58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5, case</text:p>
          </table:table-cell>
          <table:table-cell office:value-type="string">
            <text:p>NSK254-5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9/1.2" office:value-type="float" office:value="0.075">
            <text:p>0,075</text:p>
          </table:table-cell>
          <table:table-cell table:formula="of:=CEILING([.D64]/MAX([.E64];1);1)" office:value-type="float" office:value="2">
            <text:p>2</text:p>
          </table:table-cell>
          <table:table-cell table:formula="of:=[.G64]*[.F64]" office:value-type="float" office:value="0.15">
            <text:p>0,15</text:p>
          </table:table-cell>
          <table:table-cell office:value-type="string">
            <text:p><text:a xlink:href="http://www.gotronic.fr/art-boitier-nsk254-5b-22515.htm">http://www.gotronic.fr/art-boitier-nsk254-5b-2251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6 pins, 7.62mm</text:p>
          </table:table-cell>
          <table:table-cell office:value-type="string">
            <text:p>SUP16T</text:p>
          </table:table-cell>
          <table:table-cell table:number-columns-repeated="2" office:value-type="float" office:value="1">
            <text:p>1</text:p>
          </table:table-cell>
          <table:table-cell table:formula="of:=0.4/1.2" office:value-type="float" office:value="0.333333333333333">
            <text:p>0,333</text:p>
          </table:table-cell>
          <table:table-cell table:formula="of:=CEILING([.D65]/MAX([.E65];1);1)" office:value-type="float" office:value="1">
            <text:p>1</text:p>
          </table:table-cell>
          <table:table-cell table:formula="of:=[.G65]*[.F65]" office:value-type="float" office:value="0.333333333333333">
            <text:p>0,33</text:p>
          </table:table-cell>
          <table:table-cell office:value-type="string">
            <text:p><text:a xlink:href="http://www.gotronic.fr/art-support-tulipe-sup16t-4606.htm">http://www.gotronic.fr/art-support-tulipe-sup16t-46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28 pins, 7.62mm</text:p>
          </table:table-cell>
          <table:table-cell office:value-type="string">
            <text:p>SUP28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75/1.2" office:value-type="float" office:value="0.625">
            <text:p>0,625</text:p>
          </table:table-cell>
          <table:table-cell table:formula="of:=CEILING([.D66]/MAX([.E66];1);1)" office:value-type="float" office:value="2">
            <text:p>2</text:p>
          </table:table-cell>
          <table:table-cell table:formula="of:=[.G66]*[.F66]" office:value-type="float" office:value="1.25">
            <text:p>1,25</text:p>
          </table:table-cell>
          <table:table-cell office:value-type="string">
            <text:p><text:a xlink:href="http://www.gotronic.fr/art-support-tulipe-sup28te-220.htm">http://www.gotronic.fr/art-support-tulipe-sup28te-22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4 pins, 7.62mm</text:p>
          </table:table-cell>
          <table:table-cell office:value-type="string">
            <text:p>SUP14T</text:p>
          </table:table-cell>
          <table:table-cell table:number-columns-repeated="2" office:value-type="float" office:value="1">
            <text:p>1</text:p>
          </table:table-cell>
          <table:table-cell table:formula="of:=0.35/1.2" office:value-type="float" office:value="0.291666666666667">
            <text:p>0,292</text:p>
          </table:table-cell>
          <table:table-cell table:formula="of:=CEILING([.D67]/MAX([.E67];1);1)" office:value-type="float" office:value="1">
            <text:p>1</text:p>
          </table:table-cell>
          <table:table-cell table:formula="of:=[.G67]*[.F67]" office:value-type="float" office:value="0.291666666666667">
            <text:p>0,29</text:p>
          </table:table-cell>
          <table:table-cell office:value-type="string">
            <text:p><text:a xlink:href="http://www.gotronic.fr/art-support-tulipe-sup14t-4605.htm">http://www.gotronic.fr/art-support-tulipe-sup14t-460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/D converter, 10 bits, 8 channels, SPI</text:p>
          </table:table-cell>
          <table:table-cell office:value-type="string">
            <text:p>Microchip MCP3008-I/P</text:p>
          </table:table-cell>
          <table:table-cell table:number-columns-repeated="2" office:value-type="float" office:value="1">
            <text:p>1</text:p>
          </table:table-cell>
          <table:table-cell office:value-type="float" office:value="2.07">
            <text:p>2,070</text:p>
          </table:table-cell>
          <table:table-cell table:formula="of:=CEILING([.D68]/MAX([.E68];1);1)" office:value-type="float" office:value="1">
            <text:p>1</text:p>
          </table:table-cell>
          <table:table-cell table:formula="of:=[.G68]*[.F68]" office:value-type="float" office:value="2.07">
            <text:p>2,07</text:p>
          </table:table-cell>
          <table:table-cell office:value-type="string">
            <text:p><text:a xlink:href="http://fr.farnell.com/microchip/mcp3008-i-p/10bit-adc-2-7v-8ch-spi-16dip/dp/1627174">http://fr.farnell.com/microchip/mcp3008-i-p/10bit-adc-2-7v-8ch-spi-16dip/dp/162717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rt expander, I2C</text:p>
          </table:table-cell>
          <table:table-cell office:value-type="string">
            <text:p>Microchip MCP23017-E/S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,140</text:p>
          </table:table-cell>
          <table:table-cell table:formula="of:=CEILING([.D69]/MAX([.E69];1);1)" office:value-type="float" office:value="2">
            <text:p>2</text:p>
          </table:table-cell>
          <table:table-cell table:formula="of:=[.G69]*[.F69]" office:value-type="float" office:value="2.28">
            <text:p>2,28</text:p>
          </table:table-cell>
          <table:table-cell office:value-type="string">
            <text:p><text:a xlink:href="http://fr.farnell.com/microchip/mcp23017-e-sp/16-bit-expander-i-o-i2c-i-f/dp/1332088">http://fr.farnell.com/microchip/mcp23017-e-sp/16-bit-expander-i-o-i2c-i-f/dp/133208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ND gate (4×)</text:p>
          </table:table-cell>
          <table:table-cell office:value-type="string">
            <text:p>74HC08</text:p>
          </table:table-cell>
          <table:table-cell table:number-columns-repeated="2" office:value-type="float" office:value="1">
            <text:p>1</text:p>
          </table:table-cell>
          <table:table-cell table:formula="of:=0.3/1.2" office:value-type="float" office:value="0.25">
            <text:p>0,250</text:p>
          </table:table-cell>
          <table:table-cell table:formula="of:=CEILING([.D70]/MAX([.E70];1);1)" office:value-type="float" office:value="1">
            <text:p>1</text:p>
          </table:table-cell>
          <table:table-cell table:formula="of:=[.G70]*[.F70]" office:value-type="float" office:value="0.25">
            <text:p>0,25</text:p>
          </table:table-cell>
          <table:table-cell office:value-type="string">
            <text:p><text:a xlink:href="http://www.gotronic.fr/art-74hc08-10012.htm">http://www.gotronic.fr/art-74hc08-1001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erminal 3mm</text:p>
          </table:table-cell>
          <table:table-cell office:value-type="string">
            <text:p>COZ3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2.3/1.2" office:value-type="float" office:value="1.91666666666667">
            <text:p>1,917</text:p>
          </table:table-cell>
          <table:table-cell table:formula="of:=CEILING([.D71]/MAX([.E71];1);1)" office:value-type="float" office:value="1">
            <text:p>1</text:p>
          </table:table-cell>
          <table:table-cell table:formula="of:=[.G71]*[.F71]" office:value-type="float" office:value="1.91666666666667">
            <text:p>1,92</text:p>
          </table:table-cell>
          <table:table-cell office:value-type="string">
            <text:p><text:a xlink:href="http://www.gotronic.fr/art-100-cosses-a-souder-3-mm-coz30-4690.htm">http://www.gotronic.fr/art-100-cosses-a-souder-3-mm-coz30-4690.htm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14 (IEC 60320) power socket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4.23">
            <text:p>4,230</text:p>
          </table:table-cell>
          <table:table-cell table:formula="of:=CEILING([.D72]/MAX([.E72];1);1)" office:value-type="float" office:value="1">
            <text:p>1</text:p>
          </table:table-cell>
          <table:table-cell table:formula="of:=[.G72]*[.F72]" office:value-type="float" office:value="4.23">
            <text:p>4,23</text:p>
          </table:table-cell>
          <table:table-cell office:value-type="string">
            <text:p><text:a xlink:href="http://fr.rs-online.com/web/p/connecteurs-iec/0488191/">http://fr.rs-online.com/web/p/connecteurs-iec/0488191/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sulation for C14 power socket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38">
            <text:p>3,380</text:p>
          </table:table-cell>
          <table:table-cell table:formula="of:=CEILING([.D73]/MAX([.E73];1);1)" office:value-type="float" office:value="1">
            <text:p>1</text:p>
          </table:table-cell>
          <table:table-cell table:formula="of:=[.G73]*[.F73]" office:value-type="float" office:value="3.38">
            <text:p>3,38</text:p>
          </table:table-cell>
          <table:table-cell office:value-type="string">
            <text:p><text:a xlink:href="http://fr.rs-online.com/web/p/products/5260724/">http://fr.rs-online.com/web/p/products/5260724/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wer switch</text:p>
          </table:table-cell>
          <table:table-cell office:value-type="string">
            <text:p>C6003L</text:p>
          </table:table-cell>
          <table:table-cell table:number-columns-repeated="2" office:value-type="float" office:value="1">
            <text:p>1</text:p>
          </table:table-cell>
          <table:table-cell table:formula="of:=2.1/1.2" office:value-type="float" office:value="1.75">
            <text:p>1,750</text:p>
          </table:table-cell>
          <table:table-cell table:formula="of:=CEILING([.D74]/MAX([.E74];1);1)" office:value-type="float" office:value="1">
            <text:p>1</text:p>
          </table:table-cell>
          <table:table-cell table:formula="of:=[.G74]*[.F74]" office:value-type="float" office:value="1.75">
            <text:p>1,75</text:p>
          </table:table-cell>
          <table:table-cell office:value-type="string">
            <text:p><text:a xlink:href="http://www.gotronic.fr/art-interrupteur-c6003l-4219.htm">http://www.gotronic.fr/art-interrupteur-c6003l-42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wer socket, female, 2 pins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.1/1.2" office:value-type="float" office:value="0.916666666666667">
            <text:p>0,917</text:p>
          </table:table-cell>
          <table:table-cell table:formula="of:=CEILING([.D75]/MAX([.E75];1);1)" office:value-type="float" office:value="1">
            <text:p>1</text:p>
          </table:table-cell>
          <table:table-cell table:formula="of:=[.G75]*[.F75]" office:value-type="float" office:value="0.916666666666667">
            <text:p>0,92</text:p>
          </table:table-cell>
          <table:table-cell office:value-type="string">
            <text:p><text:a xlink:href="http://www.leroymerlin.fr/v3/p/produits/fiche-electrique-femelle-2-poles-6-a-debflex-e29634">http://www.leroymerlin.fr/v3/p/produits/fiche-electrique-femelle-2-poles-6-a-debflex-e2963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2 ways, 220V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3.55/1.2" office:value-type="float" office:value="2.95833333333333">
            <text:p>2,958</text:p>
          </table:table-cell>
          <table:table-cell table:formula="of:=CEILING([.D76]/MAX([.E76];1);1)" office:value-type="float" office:value="1">
            <text:p>1</text:p>
          </table:table-cell>
          <table:table-cell table:formula="of:=[.G76]*[.F76]" office:value-type="float" office:value="2.95833333333333">
            <text:p>2,96</text:p>
          </table:table-cell>
          <table:table-cell office:value-type="string">
            <text:p><text:a xlink:href="http://www.leroymerlin.fr/v3/p/produits/cable-electrique-h03vvf-blanc-l-5-m-e28732">http://www.leroymerlin.fr/v3/p/produits/cable-electrique-h03vvf-blanc-l-5-m-e28732</text:a></text:p>
          </table:table-cell>
          <table:table-cell office:value-type="string">
            <text:p>Actually required: 1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trut 4mm</text:p>
          </table:table-cell>
          <table:table-cell office:value-type="string">
            <text:p>?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0.9/1.2" office:value-type="float" office:value="0.75">
            <text:p>0,750</text:p>
          </table:table-cell>
          <table:table-cell table:formula="of:=CEILING([.D77]/MAX([.E77];1);1)" office:value-type="float" office:value="1">
            <text:p>1</text:p>
          </table:table-cell>
          <table:table-cell table:formula="of:=[.G77]*[.F77]" office:value-type="float" office:value="0.75">
            <text:p>0,75</text:p>
          </table:table-cell>
          <table:table-cell office:value-type="string">
            <text:p><text:a xlink:href="http://www.gotronic.fr/art-10-entretoises-lisses-4-mm-23179.htm">http://www.gotronic.fr/art-10-entretoises-lisses-4-mm-231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5mm</text:p>
          </table:table-cell>
          <table:table-cell office:value-type="string">
            <text:p>?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0.95/1.2" office:value-type="float" office:value="0.791666666666667">
            <text:p>0,792</text:p>
          </table:table-cell>
          <table:table-cell table:formula="of:=CEILING([.D78]/MAX([.E78];1);1)" office:value-type="float" office:value="2">
            <text:p>2</text:p>
          </table:table-cell>
          <table:table-cell table:formula="of:=[.G78]*[.F78]" office:value-type="float" office:value="1.58333333333333">
            <text:p>1,58</text:p>
          </table:table-cell>
          <table:table-cell office:value-type="string">
            <text:p><text:a xlink:href="http://www.gotronic.fr/art-10-entretoises-lisses-5-mm-23180.htm">http://www.gotronic.fr/art-10-entretoises-lisses-5-mm-231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10mm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1.2/1.2" office:value-type="float" office:value="1">
            <text:p>1,000</text:p>
          </table:table-cell>
          <table:table-cell table:formula="of:=CEILING([.D79]/MAX([.E79];1);1)" office:value-type="float" office:value="1">
            <text:p>1</text:p>
          </table:table-cell>
          <table:table-cell table:formula="of:=[.G79]*[.F79]" office:value-type="float" office:value="1">
            <text:p>1,00</text:p>
          </table:table-cell>
          <table:table-cell office:value-type="string">
            <text:p><text:a xlink:href="http://www.gotronic.fr/art-10-entretoises-lisses-10-mm-23182.htm">http://www.gotronic.fr/art-10-entretoises-lisses-10-mm-23182.htm</text:a></text:p>
          </table:table-cell>
          <table:table-cell office:value-type="string">
            <text:p>We could combine the remains of the 4 and 5mm sets to get 9mm struts instead.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crew, M3, 2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35/1.2" office:value-type="float" office:value="0.291666666666667">
            <text:p>0,292</text:p>
          </table:table-cell>
          <table:table-cell table:formula="of:=CEILING([.D80]/MAX([.E80];1);1)" office:value-type="float" office:value="0">
            <text:p>0</text:p>
          </table:table-cell>
          <table:table-cell table:formula="of:=[.G80]*[.F80]" office:value-type="float" office:value="0">
            <text:p>0,00</text:p>
          </table:table-cell>
          <table:table-cell office:value-type="string">
            <text:p><text:a xlink:href="http://www.gotronic.fr/art-10-vis-acier-m3-20mm-6508.htm">http://www.gotronic.fr/art-10-vis-acier-m3-20mm-650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Nut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81]/MAX([.E81];1);1)" office:value-type="float" office:value="0">
            <text:p>0</text:p>
          </table:table-cell>
          <table:table-cell table:formula="of:=[.G81]*[.F81]" office:value-type="float" office:value="0">
            <text:p>0,00</text:p>
          </table:table-cell>
          <table:table-cell office:value-type="string">
            <text:p><text:a xlink:href="http://www.gotronic.fr/art-10-ecrous-acier-m3-6510.htm">http://www.gotronic.fr/art-10-ecrous-acier-m3-651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asher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15/1.2" office:value-type="float" office:value="0.125">
            <text:p>0,125</text:p>
          </table:table-cell>
          <table:table-cell table:formula="of:=CEILING([.D82]/MAX([.E82];1);1)" office:value-type="float" office:value="0">
            <text:p>0</text:p>
          </table:table-cell>
          <table:table-cell table:formula="of:=[.G82]*[.F82]" office:value-type="float" office:value="0">
            <text:p>0,00</text:p>
          </table:table-cell>
          <table:table-cell office:value-type="string">
            <text:p><text:a xlink:href="http://www.gotronic.fr/art-10-rondelles-acier-m3-6511.htm">http://www.gotronic.fr/art-10-rondelles-acier-m3-6511.htm</text:a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crew, M2.5, wood</text:p>
          </table:table-cell>
          <table:table-cell/>
          <table:table-cell table:formula="of:=4+6*2+7*2" office:value-type="float" office:value="30">
            <text:p>30</text:p>
          </table:table-cell>
          <table:table-cell table:number-columns-repeated="2"/>
          <table:table-cell table:formula="of:=CEILING([.D83]/MAX([.E83];1);1)" office:value-type="float" office:value="30">
            <text:p>30</text:p>
          </table:table-cell>
          <table:table-cell table:formula="of:=[.G83]*[.F83]" office:value-type="float" office:value="0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heet of steel, 1000×600×0.7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5.6/1.2" office:value-type="float" office:value="13">
            <text:p>13,000</text:p>
          </table:table-cell>
          <table:table-cell table:formula="of:=CEILING([.D84]/MAX([.E84];1);1)" office:value-type="float" office:value="1">
            <text:p>1</text:p>
          </table:table-cell>
          <table:table-cell table:formula="of:=[.G84]*[.F84]" office:value-type="float" office:value="13">
            <text:p>13,00</text:p>
          </table:table-cell>
          <table:table-cell office:value-type="string">
            <text:p><text:a xlink:href="http://www.leroymerlin.fr/v3/p/produits/tole-lisse-acier-brut-l-100-x-l-60-cm-x-ep-0-75-mm-e19323">http://www.leroymerlin.fr/v3/p/produits/tole-lisse-acier-brut-l-100-x-l-60-cm-x-ep-0-75-mm-e19323</text:a></text:p>
          </table:table-cell>
          <table:table-cell office:value-type="string">
            <text:p>Actually required: 500×6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rner piece, aluminium, 19.5×1000×1.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4.55/1.2" office:value-type="float" office:value="3.79166666666667">
            <text:p>3,792</text:p>
          </table:table-cell>
          <table:table-cell table:formula="of:=CEILING([.D85]/MAX([.E85];1);1)" office:value-type="float" office:value="1">
            <text:p>1</text:p>
          </table:table-cell>
          <table:table-cell table:formula="of:=[.G85]*[.F85]" office:value-type="float" office:value="3.79166666666667">
            <text:p>3,79</text:p>
          </table:table-cell>
          <table:table-cell office:value-type="string">
            <text:p><text:a xlink:href="http://www.leroymerlin.fr/v3/p/produits/corniere-egale-aluminium-brut-l-1-m-x-l-1-95-cm-x-h-1-95-cm-e17200">http://www.leroymerlin.fr/v3/p/produits/corniere-egale-aluminium-brut-l-1-m-x-l-1-95-cm-x-h-1-95-cm-e17200</text:a></text:p>
          </table:table-cell>
          <table:table-cell office:value-type="string">
            <text:p>Actually required: 500mm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Wood board, 2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6]/MAX([.E86];1);1)" office:value-type="float" office:value="1">
            <text:p>1</text:p>
          </table:table-cell>
          <table:table-cell table:formula="of:=[.G86]*[.F86]" office:value-type="float" office:value="0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ood board, 1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7]/MAX([.E87];1);1)" office:value-type="float" office:value="1">
            <text:p>1</text:p>
          </table:table-cell>
          <table:table-cell table:formula="of:=[.G87]*[.F87]" office:value-type="float" office:value="0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ubber leg</text:p>
          </table:table-cell>
          <table:table-cell office:value-type="string">
            <text:p>SJ500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42">
            <text:p>0,420</text:p>
          </table:table-cell>
          <table:table-cell table:formula="of:=CEILING([.D88]/MAX([.E88];1);1)" office:value-type="float" office:value="2">
            <text:p>2</text:p>
          </table:table-cell>
          <table:table-cell table:formula="of:=[.G88]*[.F88]" office:value-type="float" office:value="0.84">
            <text:p>0,84</text:p>
          </table:table-cell>
          <table:table-cell office:value-type="string">
            <text:p><text:a xlink:href="http://www.gotronic.fr/art-pieds-a-visser-pour-coffrets-sj5009-6356.htm">http://www.gotronic.fr/art-pieds-a-visser-pour-coffrets-sj5009-6356.htm</text:a>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3"/>
          <table:table-cell table:formula="of:=CEILING([.D89]/MAX([.E89];1);1)" office:value-type="float" office:value="0">
            <text:p>0</text:p>
          </table:table-cell>
          <table:table-cell table:formula="of:=[.G89]*[.F89]" office:value-type="float" office:value="0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90]/MAX([.E90];1);1)" office:value-type="float" office:value="0">
            <text:p>0</text:p>
          </table:table-cell>
          <table:table-cell table:formula="of:=[.G90]*[.F90]" office:value-type="float" office:value="0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91]/MAX([.E91];1);1)" office:value-type="float" office:value="0">
            <text:p>0</text:p>
          </table:table-cell>
          <table:table-cell table:formula="of:=[.G91]*[.F91]" office:value-type="float" office:value="0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ping fees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,000</text:p>
          </table:table-cell>
          <table:table-cell table:formula="of:=CEILING([.D92]/MAX([.E92];1);1)" office:value-type="float" office:value="5">
            <text:p>5</text:p>
          </table:table-cell>
          <table:table-cell table:formula="of:=[.G92]*[.F92]" office:value-type="float" office:value="35">
            <text:p>35,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5"/>
          <table:table-cell table:formula="of:=SUM([.H3:.H92])" office:value-type="float" office:value="457.174666666667">
            <text:p>457,17</text:p>
          </table:table-cell>
          <table:table-cell table:number-columns-repeated="1016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re length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Wire length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4" office:value-type="string">
            <text:p>Part</text:p>
          </table:table-cell>
          <table:table-cell table:style-name="ce4" office:value-type="string">
            <text:p>Length (m)</text:p>
          </table:table-cell>
          <table:table-cell table:style-name="ce4" office:value-type="string">
            <text:p>Number of cables</text:p>
          </table:table-cell>
          <table:table-cell table:style-name="ce4" office:value-type="string">
            <text:p>Wires per cable</text:p>
          </table:table-cell>
          <table:table-cell table:style-name="ce4" office:value-type="string">
            <text:p>Total length</text:p>
          </table:table-cell>
        </table:table-row>
        <table:table-row table:style-name="ro1">
          <table:table-cell/>
          <table:table-cell office:value-type="string">
            <text:p>Rotenc5</text:p>
          </table:table-cell>
          <table:table-cell office:value-type="float" office:value="0.35">
            <text:p>0,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5]*[.D5]*[.E5]" office:value-type="float" office:value="5.25">
            <text:p>5,25</text:p>
          </table:table-cell>
        </table:table-row>
        <table:table-row table:style-name="ro1">
          <table:table-cell/>
          <table:table-cell office:value-type="string">
            <text:p>Rotenc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6]*[.D6]*[.E6]" office:value-type="float" office:value="3.2">
            <text:p>3,2</text:p>
          </table:table-cell>
        </table:table-row>
        <table:table-row table:style-name="ro2">
          <table:table-cell/>
          <table:table-cell office:value-type="string">
            <text:p>Rotenc board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7]*[.D7]*[.E7]" office:value-type="float" office:value="4.8">
            <text:p>4,8</text:p>
          </table:table-cell>
        </table:table-row>
        <table:table-row table:style-name="ro2">
          <table:table-cell/>
          <table:table-cell office:value-type="string">
            <text:p>Switch board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8]*[.D8]*[.E8]" office:value-type="float" office:value="5.6">
            <text:p>5,6</text:p>
          </table:table-cell>
        </table:table-row>
        <table:table-row table:style-name="ro2">
          <table:table-cell/>
          <table:table-cell office:value-type="string">
            <text:p>LED board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9]*[.D9]*[.E9]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isplay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0]*[.D10]*[.E10]" office:value-type="float" office:value="5.4">
            <text:p>5,4</text:p>
          </table:table-cell>
        </table:table-row>
        <table:table-row table:style-name="ro2">
          <table:table-cell/>
          <table:table-cell office:value-type="string">
            <text:p>Display fix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1]*[.D11]*[.E11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uttons</text:p>
          </table:table-cell>
          <table:table-cell office:value-type="float" office:value="0.25">
            <text:p>0,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12]*[.D12]*[.E12]" office:value-type="float" office:value="1.5">
            <text:p>1,5</text:p>
          </table:table-cell>
        </table:table-row>
        <table:table-row table:style-name="ro2">
          <table:table-cell/>
          <table:table-cell office:value-type="string">
            <text:p>Button ground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">
            <text:p>1</text:p>
          </table:table-cell>
          <table:table-cell table:formula="of:=[.C13]*[.D13]*[.E13]" office:value-type="float" office:value="0.35">
            <text:p>0,35</text:p>
          </table:table-cell>
        </table:table-row>
        <table:table-row table:style-name="ro2">
          <table:table-cell/>
          <table:table-cell office:value-type="string">
            <text:p>Pedals</text:p>
          </table:table-cell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14]*[.D14]*[.E14]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Pedal ground</text:p>
          </table:table-cell>
          <table:table-cell office:value-type="float" office:value="0.65">
            <text:p>0,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5]*[.D15]*[.E15]" office:value-type="float" office:value="1.3">
            <text:p>1,3</text:p>
          </table:table-cell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3">
            <text:p>3</text:p>
          </table:table-cell>
          <table:table-cell table:formula="of:=[.C16]*[.D16]*[.E16]" office:value-type="float" office:value="2.25">
            <text:p>2,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3"/>
          <table:table-cell table:formula="of:=SUM([.F5:.F16])" office:value-type="float" office:value="35.65">
            <text:p>35,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29/10/2019</text:date>, <text:time>16:2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9-12T11:12:09.87</meta:creation-date>
    <dc:date>2019-10-29T16:21:09.11</dc:date>
    <meta:editing-duration>PT51H04M55S</meta:editing-duration>
    <meta:editing-cycles>97</meta:editing-cycles>
    <meta:generator>OpenOffice.org/3.2$Win32 OpenOffice.org_project/320m12$Build-9483</meta:generator>
    <meta:document-statistic meta:table-count="2" meta:cell-count="788" meta:object-count="0"/>
  </office:meta>
</office:document-meta>
</file>